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8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21" draw:id="id21" draw:layer="layout" svg:width="1.401cm" svg:height="0.962cm" svg:x="19.557cm" svg:y="7.959cm">
          <draw:text-box>
            <text:p text:style-name="P5"><text:span text:style-name="T4">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1" draw:id="id11" draw:layer="layout" svg:width="0.99cm" svg:height="0.962cm" svg:x="16.908cm" svg:y="11.36cm">
          <draw:text-box>
            <text:p text:style-name="P5"><text:span text:style-name="T4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10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10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2" draw:text-style-name="P8" draw:layer="layout" svg:width="4.011cm" svg:height="1.204cm" svg:x="14.01cm" svg:y="18.555cm">
          <draw:text-box>
            <text:p text:style-name="P8"><text:span text:style-name="T6">sum = 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50:53.756478592</dc:date>
    <dc:creator>elucterio </dc:creator>
    <meta:editing-duration>P1DT1H27M46S</meta:editing-duration>
    <meta:editing-cycles>43</meta:editing-cycles>
    <meta:generator>LibreOffice/4.2.8.2$Linux_X86_64 LibreOffice_project/420m0$Build-2</meta:generator>
    <meta:document-statistic meta:object-count="76"/>
  </office:meta>
</office:document-meta>
</file>